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3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34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36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7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44" style:family="paragraph" style:parent-style-name="Standard">
      <style:paragraph-properties fo:text-align="start" style:justify-single-word="false" fo:break-before="pag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6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0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2pt" style:font-name-asian="ArialMT" style:font-size-asian="12pt" style:font-name-complex="ArialM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MT" style:font-name-asian="ArialMT" style:font-name-complex="ArialMT"/>
    </style:style>
    <style:style style:name="T16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7" style:family="text">
      <style:text-properties fo:color="#ff0000" fo:font-style="italic" style:font-style-asian="italic" style:font-style-complex="italic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3/01/2008</text:p>
          </table:table-cell>
        </table:table-row>
        <table:table-row>
          <table:table-cell table:style-name="Tabella4.A2" office:value-type="string">
            <text:p text:style-name="P8">Documento Esterno - Formale - v1.3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5">Redazione:</text:p>
      <text:p text:style-name="P32"><text:tab/><text:tab/><text:tab/>Giordano Cariani</text:p>
      <text:p text:style-name="P33"/>
      <text:p text:style-name="P33">Revisione:<text:tab/></text:p>
      <text:p text:style-name="P32"><text:tab/><text:tab/><text:tab/>Nome Cognome<text:tab/></text:p>
      <text:p text:style-name="P33"/>
      <text:p text:style-name="P33">Approvazione:</text:p>
      <text:p text:style-name="P35"><text:tab/><text:tab/><text:tab/>Nome Cognome<text:tab/><text:tab/><text:tab/></text:p>
      <text:p text:style-name="P33"/>
      <text:p text:style-name="P33">Lista di distribuzione:</text:p>
      <text:p text:style-name="P32"><text:tab/><text:tab/><text:tab/><text:tab/><text:tab/><text:tab/>Vardanega Tullio</text:p>
      <text:p text:style-name="P32"><text:tab/><text:tab/><text:tab/><text:tab/><text:tab/><text:tab/>Palazzi Claudio</text:p>
      <text:p text:style-name="P32"><text:tab/><text:tab/><text:tab/><text:tab/><text:tab/><text:tab/>Stylosoft</text:p>
      <text:p text:style-name="P32"/>
      <text:p text:style-name="P34">Registro delle modifiche:</text:p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6">Versione</text:p>
          </table:table-cell>
          <table:table-cell table:style-name="Tabella2.B1" office:value-type="string">
            <text:p text:style-name="P36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37">1.3</text:p>
          </table:table-cell>
          <table:table-cell table:style-name="Tabella2.B2" office:value-type="string">
            <text:p text:style-name="P37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37">1.2</text:p>
          </table:table-cell>
          <table:table-cell table:style-name="Tabella2.B2" office:value-type="string">
            <text:p text:style-name="P37">13/01/2008</text:p>
          </table:table-cell>
          <table:table-cell table:style-name="Tabella2.C3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37">1.1</text:p>
          </table:table-cell>
          <table:table-cell table:style-name="Tabella2.B2" office:value-type="string">
            <text:p text:style-name="P37">04/12/2007</text:p>
          </table:table-cell>
          <table:table-cell table:style-name="Tabella2.C3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37">1.0</text:p>
          </table:table-cell>
          <table:table-cell table:style-name="Tabella2.B2" office:value-type="string">
            <text:p text:style-name="P37">28/11/2007</text:p>
          </table:table-cell>
          <table:table-cell table:style-name="Tabella2.C3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soft-page-break/>Sommario</text:p>
      <text:p text:style-name="Text_20_body"><text:span text:style-name="T12">Nei documenti presentati sono nominati alcuni termini tecnici. Per una più semplice comprensione e per utilizzare questo manuale in maniera più rapida, qui</text:span><text:span text:style-name="T11"> </text:span><text:span text:style-name="T12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43">A</text:p>
          </table:table-cell>
        </table:table-row>
      </table:table>
      <text:p text:style-name="P17">Ambiente di simulazione</text:p>
      <text:p text:style-name="P17"><text:tab/><text:span text:style-name="T13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16"/>
      <text:p text:style-name="P17">Attore di use-case</text:p>
      <text:p text:style-name="P16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9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29">B</text:p>
          </table:table-cell>
        </table:table-row>
      </table:table>
      <text:p text:style-name="P17">BUS</text:p>
      <text:p text:style-name="P16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16"><text:tab/>Le connessioni elettriche del bus possono essere realizzate direttamente su circuito <text:tab/>stampato oppure tramite un apposito cavo.</text:p>
      <text:p text:style-name="P19"/>
      <text:p text:style-name="P27">C</text:p>
      <text:p text:style-name="P17">Context Switch</text:p>
      <text:p text:style-name="P17"><text:tab/><text:span text:style-name="T13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16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9">D</text:p>
          </table:table-cell>
        </table:table-row>
      </table:table>
      <text:p text:style-name="P17">Design Pattern</text:p>
      <text:p text:style-name="P17"><text:tab/><text:span text:style-name="T13"> 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span></text:p>
      <text:p text:style-name="P17"><text:span text:style-name="T13"><text:tab/>Vedere </text:span><text:span text:style-name="T17">Pattern</text:span></text:p>
      <text:p text:style-name="P18"/>
      <text:p text:style-name="P17">Diagrammi di casi d'uso</text:p>
      <text:p text:style-name="P17"><text:tab/><text:span text:style-name="T13">Vedere </text:span><text:span text:style-name="T17">Use-case</text:span></text:p>
      <text:p text:style-name="P16"/>
      <text:p text:style-name="P17">Dispatcher</text:p>
      <text:p text:style-name="P17"><text:tab/><text:span text:style-name="T13">è il modulo che passa effettivamente il controllo della CPU ai processi scelti dallo <text:tab/>scheduler a breve termine. Poiché si attiva a ogni context switch, il dispatcher <text:tab/>dovrebbe essere quanto piu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9">E</text:p>
          </table:table-cell>
        </table:table-row>
      </table:table>
      <text:p text:style-name="P17">Elaboratore</text:p>
      <text:p text:style-name="P22"><text:span text:style-name="T5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7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F</text:p>
          </table:table-cell>
        </table:table-row>
      </table:table>
      <text:p text:style-name="P17">Frammentazione</text:p>
      <text:p text:style-name="P16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27">J</text:p>
      <text:p text:style-name="P30">Java</text:p>
      <text:p text:style-name="P30"><text:tab/><text:span text:style-name="T13">è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27">K</text:p>
      <text:p text:style-name="P17">Kernel</text:p>
      <text:p text:style-name="P17"><text:tab/><text:span text:style-name="T13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16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ancillari come i program loader e i debugger <text:tab/>venivano lanciati da una ROM o fatti risiedere in memoria durante le transizioni <text:tab/>dell'elaboratore da un'applicazione all'altra: essi hanno formato di fatto la base per <text:tab/>la creazione dei primi sistemi operativi.</text:p>
      <text:p text:style-name="P27">P</text:p>
      <text:p text:style-name="P17">Paginazione</text:p>
      <text:p text:style-name="P16"><text:tab/>la memoria viene divisa in parti di dimensioni minori, le quali vengono allocate <text:tab/>usando pagine come blocco minimo di lavoro.</text:p>
      <text:p text:style-name="P16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16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16"/>
      <text:p text:style-name="P17">Pattern</text:p>
      <text:p text:style-name="P17"><text:tab/><text:span text:style-name="T13">descrivono strutture statiche e dinamiche di soluzioni già collaudate con successo che possono applicarsi ad altri problemi, quindi a semplificare altri progetti. Sopportano il riuso dell'architettura e della progettazione software.</text:span></text:p>
      <text:p text:style-name="P16"/>
      <text:p text:style-name="P17">Politica di rimpiazzo</text:p>
      <text:p text:style-name="P17"><text:tab/><text:span text:style-name="T13">la memoria libera il suo spazio, seguendo degli algoritmi precisi per sostituire le <text:tab/>pagine o i segmenti che sono stati allocati e che non vengono più usati.</text:span></text:p>
      <text:p text:style-name="P16"><text:tab/>Esistono vari algoritmi.</text:p>
      <text:p text:style-name="P16"/>
      <text:p text:style-name="P17">Politica di scheduling</text:p>
      <text:p text:style-name="P16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16"/>
      <text:p text:style-name="P17"/>
      <text:p text:style-name="P28">Priorità</text:p>
      <text:p text:style-name="P24"><text:span text:style-name="T7"><text:tab/></text:span><text:span text:style-name="T15">caratteristica di un processo che ne determina “l'importanza” all'interno dello <text:tab/>schedulatore</text:span></text:p>
      <text:p text:style-name="P17"/>
      <text:p text:style-name="P17">Processo</text:p>
      <text:p text:style-name="P26"><text:span text:style-name="T3"><text:tab/></text:span><text:span text:style-name="T4">si intende un' istanza di un programma in esecuzione in modo sequenziale. Più <text:tab/>precisamente è un'attività controllata da un programma che si svolge su un <text:tab/>processore.</text:span></text:p>
      <text:p text:style-name="P27">R</text:p>
      <text:p text:style-name="P17">RAM</text:p>
      <text:p text:style-name="P16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16"><text:tab/>Una caratteristica distintiva della RAM consiste nella possibilità di leggere da e in <text:tab/>memoria, in modo semplice e rapido.</text:p>
      <text:p text:style-name="P16"><text:tab/>Termine correntemente attribuito a supporti di memoria a stato solido facenti parte <text:tab/>dell'hardware installato su un computer.</text:p>
      <text:p text:style-name="P16"><text:tab/>L'uso della memoria RAM è comune a tutte le archittetture hardware, sia <text:tab/>monoprocessore che multiprocessore e costituisce la memoria primaria <text:tab/>dell'elaboratore.</text:p>
      <text:p text:style-name="P16"/>
      <text:p text:style-name="P17">Repository</text:p>
      <text:p text:style-name="P17"><text:tab/><text:span text:style-name="T13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16"/>
      <text:p text:style-name="P17">Rollback</text:p>
      <text:p text:style-name="P16"><text:tab/>è il ripristino di una versione precedente dei file. E' molto utilizzato quando si <text:tab/>verificano problemi nello sviluppo, ovvero si ripristina ripartendo dalla versione <text:tab/>rilasciata fino a quel momento.</text:p>
      <text:p text:style-name="P27">S</text:p>
      <text:p text:style-name="P20">Scheduler</text:p>
      <text:p text:style-name="P21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1"/>
      <text:p text:style-name="P20">Segmentazione</text:p>
      <text:p text:style-name="P21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0"/>
      <text:p text:style-name="P20">Segmentazione paginata</text:p>
      <text:p text:style-name="P22"><text:span text:style-name="T10"><text:tab/></text:span>È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0"/>
      <text:p text:style-name="P20">Sistema monoprocessore</text:p>
      <text:p text:style-name="P23"><text:span text:style-name="T6"><text:tab/></text:span><text:span text:style-name="T7">modalità dove la CPU viene assegnata ad un unico processo e rimane allocata <text:tab/>finché il processo non finisce.</text:span></text:p>
      <text:p text:style-name="P21"/>
      <text:p text:style-name="P20">Sistema multiprogrammato</text:p>
      <text:p text:style-name="P23"><text:span text:style-name="T9"><text:tab/></text:span><text:span text:style-name="T8">modalità con la quale i programmi prendono possesso della CPU per andare </text:span><text:span text:style-name="T15">in <text:tab/>esecuzione. La CPU viene assegnata ai vari processi in modo da dare una <text:tab/>parvenza di parallelismo.</text:span></text:p>
      <text:p text:style-name="P25"/>
      <text:p text:style-name="P38"><text:span text:style-name="T14">Sistema operativo </text:span><text:span text:style-name="T16">(SO)</text:span></text:p>
      <text:p text:style-name="P38"><text:span text:style-name="T16"><text:tab/></text:span><text:span text:style-name="T15">software il cui compito e' gestire tutti quei dispositivi di cui e' dotato un calcolatore <text:tab/>moderno e fornire ai programmi utente una comunicazione semplificata con <text:tab/>l'hardware.</text:span></text:p>
      <text:p text:style-name="P40"/>
      <text:p text:style-name="P41">Subversion</text:p>
      <text:p text:style-name="P41"><text:tab/><text:span text:style-name="T13">vedere </text:span><text:span text:style-name="T17">SVN</text:span></text:p>
      <text:p text:style-name="P44">SVN</text:p>
      <text:p text:style-name="P41"><text:tab/><text:span text:style-name="T13">è un sistema di controllo versione progettato specificatamente per la gestione dei <text:tab/>propri progetti.</text:span></text:p>
      <text:p text:style-name="P42"/>
      <text:p text:style-name="P41">SWAP</text:p>
      <text:p text:style-name="P39"><text:tab/><text:span text:style-name="T13">estensione della capacità della memoria volatile complessiva del computer, oltre il <text:tab/>limite imposto dalla quantità di RAM installata, attraverso l'utilizzo di uno spazio su </text:span><text:span text:style-name="T13"><text:tab/>un altro supporto fisico, ad esempio il disco fisso.</text:span></text:p>
      <text:p text:style-name="P27">T</text:p>
      <text:p text:style-name="P30">Template</text:p>
      <text:p text:style-name="P30"><text:tab/><text:span text:style-name="T13">(tradotto in italiano: modello o schema)</text:span></text:p>
      <text:p text:style-name="P31"><text:tab/>Serve per definire un modello su cui costruire una determinata funzione a <text:tab/>prescindere dai tipi di dato utilizzati</text:p>
      <text:p text:style-name="P27">U</text:p>
      <text:p text:style-name="P17">UML</text:p>
      <text:p text:style-name="P17"><text:tab/><text:span text:style-name="T13">è un linguaggio di modellazione e specifica basato sul paradigma object-oriented. E' <text:s/><text:tab/>molto utilizzato per descrivere soluzioni analitiche e progettuali in modo sintetico e <text:tab/>comprensibile per un vasta categoria di utenti.</text:span></text:p>
      <text:p text:style-name="P16"/>
      <text:p text:style-name="P17">Use-case</text:p>
      <text:p text:style-name="P17"><text:tab/><text:span text:style-name="T13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27">W</text:p>
      <text:p text:style-name="P17">Wizard</text:p>
      <text:p text:style-name="P17"><text:tab/><text:span text:style-name="T13">è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7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3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3/01/2008</text:p>
            </table:table-cell>
            <table:table-cell table:style-name="Tabella3.B1" office:value-type="string">
              <text:p text:style-name="P8">Pagina <text:page-number text:select-page="current">18</text:page-number> di <text:page-count>18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date>2008-01-23T21:38:17</dc:date>
    <meta:print-date>2005-11-30T16:25:56</meta:print-date>
    <meta:editing-cycles>349</meta:editing-cycles>
    <meta:editing-duration>P1DT7H12M30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8" meta:paragraph-count="135" meta:word-count="1976" meta:character-count="13294"/>
  </office:meta>
</office:document-meta>
</file>